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6pt" officeooo:rsid="00164364" officeooo:paragraph-rsid="00164364" style:font-size-asian="16pt" style:font-size-complex="16pt"/>
    </style:style>
    <style:style style:name="P2" style:family="paragraph" style:parent-style-name="Standard">
      <style:paragraph-properties fo:text-align="justify" style:justify-single-word="false"/>
      <style:text-properties fo:font-size="16pt" officeooo:paragraph-rsid="00164364" style:font-size-asian="16pt" style:font-size-complex="16pt"/>
    </style:style>
    <style:style style:name="P3" style:family="paragraph" style:parent-style-name="Standard">
      <style:paragraph-properties fo:text-align="justify" style:justify-single-word="false"/>
      <style:text-properties fo:font-size="16pt" officeooo:rsid="0016ef83" officeooo:paragraph-rsid="0016ef83" style:font-size-asian="16pt" style:font-size-complex="16pt"/>
    </style:style>
    <style:style style:name="P4" style:family="paragraph" style:parent-style-name="Standard">
      <style:paragraph-properties fo:text-align="justify" style:justify-single-word="false"/>
      <style:text-properties fo:font-size="16pt" officeooo:rsid="0018ad53" officeooo:paragraph-rsid="0018ad53" style:font-size-asian="16pt" style:font-size-complex="16pt"/>
    </style:style>
    <style:style style:name="P5" style:family="paragraph" style:parent-style-name="Standard">
      <style:paragraph-properties fo:text-align="justify" style:justify-single-word="false"/>
      <style:text-properties fo:font-size="16pt" officeooo:rsid="001ac18c" officeooo:paragraph-rsid="001ac18c" style:font-size-asian="16pt" style:font-size-complex="16pt"/>
    </style:style>
    <style:style style:name="P6" style:family="paragraph" style:parent-style-name="Standard">
      <style:paragraph-properties fo:text-align="justify" style:justify-single-word="false"/>
      <style:text-properties fo:font-size="16pt" officeooo:rsid="001be9e4" officeooo:paragraph-rsid="001be9e4" style:font-size-asian="16pt" style:font-size-complex="16pt"/>
    </style:style>
    <style:style style:name="P7" style:family="paragraph" style:parent-style-name="Standard">
      <style:paragraph-properties fo:text-align="justify" style:justify-single-word="false"/>
      <style:text-properties fo:font-size="16pt" officeooo:rsid="001d5fbe" officeooo:paragraph-rsid="001d5fbe" style:font-size-asian="16pt" style:font-size-complex="16pt"/>
    </style:style>
    <style:style style:name="P8" style:family="paragraph" style:parent-style-name="Standard">
      <style:paragraph-properties fo:text-align="justify" style:justify-single-word="false"/>
      <style:text-properties fo:font-size="16pt" officeooo:rsid="001d9813" officeooo:paragraph-rsid="001d9813" style:font-size-asian="16pt" style:font-size-complex="16pt"/>
    </style:style>
    <style:style style:name="P9" style:family="paragraph" style:parent-style-name="Standard">
      <style:paragraph-properties fo:text-align="justify" style:justify-single-word="false"/>
      <style:text-properties fo:font-size="16pt" officeooo:rsid="001db493" officeooo:paragraph-rsid="001db493" style:font-size-asian="16pt" style:font-size-complex="16pt"/>
    </style:style>
    <style:style style:name="P10" style:family="paragraph" style:parent-style-name="Standard">
      <style:paragraph-properties fo:text-align="justify" style:justify-single-word="false"/>
      <style:text-properties fo:font-size="16pt" officeooo:rsid="001db985" officeooo:paragraph-rsid="001db985" style:font-size-asian="16pt" style:font-size-complex="16pt"/>
    </style:style>
    <style:style style:name="P11" style:family="paragraph" style:parent-style-name="Standard">
      <style:paragraph-properties fo:text-align="justify" style:justify-single-word="false"/>
      <style:text-properties fo:font-size="16pt" officeooo:rsid="001fad7f" officeooo:paragraph-rsid="001fad7f" style:font-size-asian="16pt" style:font-size-complex="16pt"/>
    </style:style>
    <style:style style:name="P12" style:family="paragraph" style:parent-style-name="Standard">
      <style:paragraph-properties fo:text-align="justify" style:justify-single-word="false"/>
      <style:text-properties fo:font-size="16pt" officeooo:rsid="00212ed6" officeooo:paragraph-rsid="00212ed6" style:font-size-asian="16pt" style:font-size-complex="16pt"/>
    </style:style>
    <style:style style:name="P13" style:family="paragraph" style:parent-style-name="Standard">
      <style:paragraph-properties fo:text-align="justify" style:justify-single-word="false"/>
      <style:text-properties fo:font-size="16pt" officeooo:rsid="00212ed6" officeooo:paragraph-rsid="00229d5c" style:font-size-asian="16pt" style:font-size-complex="16pt"/>
    </style:style>
    <style:style style:name="P14" style:family="paragraph" style:parent-style-name="Standard">
      <style:paragraph-properties fo:text-align="justify" style:justify-single-word="false"/>
      <style:text-properties officeooo:paragraph-rsid="001d5fbe"/>
    </style:style>
    <style:style style:name="P15" style:family="paragraph" style:parent-style-name="Standard">
      <style:paragraph-properties fo:text-align="justify" style:justify-single-word="false"/>
      <style:text-properties officeooo:paragraph-rsid="001d9813"/>
    </style:style>
    <style:style style:name="P16" style:family="paragraph" style:parent-style-name="Standard">
      <style:paragraph-properties fo:text-align="justify" style:justify-single-word="false"/>
      <style:text-properties officeooo:rsid="001d9813" officeooo:paragraph-rsid="001d9813"/>
    </style:style>
    <style:style style:name="P17" style:family="paragraph" style:parent-style-name="Standard">
      <style:paragraph-properties fo:text-align="justify" style:justify-single-word="false"/>
      <style:text-properties fo:font-size="16pt" officeooo:rsid="001db493" officeooo:paragraph-rsid="001db493" style:font-size-asian="16pt" style:font-size-complex="16pt"/>
    </style:style>
    <style:style style:name="P18" style:family="paragraph" style:parent-style-name="Standard">
      <style:paragraph-properties fo:text-align="justify" style:justify-single-word="false"/>
      <style:text-properties fo:font-size="16pt" officeooo:rsid="001db985" officeooo:paragraph-rsid="001db985" style:font-size-asian="16pt" style:font-size-complex="16pt"/>
    </style:style>
    <style:style style:name="P19" style:family="paragraph" style:parent-style-name="Standard">
      <style:paragraph-properties fo:text-align="justify" style:justify-single-word="false"/>
      <style:text-properties fo:font-size="16pt" officeooo:rsid="001fad7f" officeooo:paragraph-rsid="001fad7f" style:font-size-asian="16pt" style:font-size-complex="16pt"/>
    </style:style>
    <style:style style:name="P20" style:family="paragraph" style:parent-style-name="Standard">
      <style:paragraph-properties fo:text-align="justify" style:justify-single-word="false"/>
      <style:text-properties fo:font-size="16pt" officeooo:rsid="001fad7f" officeooo:paragraph-rsid="0027ac4f" style:font-size-asian="16pt" style:font-size-complex="16pt"/>
    </style:style>
    <style:style style:name="P21" style:family="paragraph" style:parent-style-name="Standard">
      <style:paragraph-properties fo:text-align="justify" style:justify-single-word="false"/>
      <style:text-properties fo:font-size="16pt" officeooo:rsid="00212ed6" officeooo:paragraph-rsid="00212ed6" style:font-size-asian="16pt" style:font-size-complex="16pt"/>
    </style:style>
    <style:style style:name="P22" style:family="paragraph" style:parent-style-name="Standard">
      <style:paragraph-properties fo:text-align="justify" style:justify-single-word="false"/>
      <style:text-properties fo:font-size="16pt" officeooo:rsid="00212ed6" officeooo:paragraph-rsid="00229d5c" style:font-size-asian="16pt" style:font-size-complex="16pt"/>
    </style:style>
    <style:style style:name="P23" style:family="paragraph" style:parent-style-name="Standard">
      <style:paragraph-properties fo:text-align="justify" style:justify-single-word="false"/>
      <style:text-properties officeooo:paragraph-rsid="00229d5c"/>
    </style:style>
    <style:style style:name="P24" style:family="paragraph" style:parent-style-name="Standard">
      <style:paragraph-properties fo:text-align="justify" style:justify-single-word="false"/>
      <style:text-properties officeooo:paragraph-rsid="0024818d"/>
    </style:style>
    <style:style style:name="P25" style:family="paragraph" style:parent-style-name="Standard">
      <style:paragraph-properties fo:text-align="justify" style:justify-single-word="false"/>
      <style:text-properties officeooo:rsid="00229d5c" officeooo:paragraph-rsid="00229d5c"/>
    </style:style>
    <style:style style:name="P26" style:family="paragraph" style:parent-style-name="Standard">
      <style:paragraph-properties fo:text-align="justify" style:justify-single-word="false"/>
      <style:text-properties officeooo:rsid="0024818d" officeooo:paragraph-rsid="0024818d"/>
    </style:style>
    <style:style style:name="T1" style:family="text">
      <style:text-properties officeooo:rsid="00164364"/>
    </style:style>
    <style:style style:name="T2" style:family="text">
      <style:text-properties officeooo:rsid="0019d821"/>
    </style:style>
    <style:style style:name="T3" style:family="text">
      <style:text-properties fo:font-size="16pt" style:font-size-asian="16pt" style:font-size-complex="16pt"/>
    </style:style>
    <style:style style:name="T4" style:family="text">
      <style:text-properties fo:font-size="16pt" officeooo:rsid="001d5fbe" style:font-size-asian="16pt" style:font-size-complex="16pt"/>
    </style:style>
    <style:style style:name="T5" style:family="text">
      <style:text-properties fo:font-size="16pt" officeooo:rsid="001d9813" style:font-size-asian="16pt" style:font-size-complex="16pt"/>
    </style:style>
    <style:style style:name="T6" style:family="text">
      <style:text-properties fo:font-size="16pt" officeooo:rsid="00229d5c" style:font-size-asian="16pt" style:font-size-complex="16pt"/>
    </style:style>
    <style:style style:name="T7" style:family="text">
      <style:text-properties fo:font-size="16pt" fo:font-style="italic" style:text-underline-style="none" fo:font-weight="normal" style:font-size-asian="16pt" style:font-style-asian="italic" style:font-weight-asian="normal" style:font-size-complex="16pt" style:font-style-complex="italic" style:font-weight-complex="normal"/>
    </style:style>
    <style:style style:name="T8" style:family="text">
      <style:text-properties fo:font-size="16pt" fo:font-style="normal" fo:font-weight="normal" style:font-size-asian="16pt" style:font-style-asian="normal" style:font-weight-asian="normal" style:font-size-complex="16pt" style:font-style-complex="normal" style:font-weight-complex="normal"/>
    </style:style>
    <style:style style:name="T9" style:family="text">
      <style:text-properties fo:font-size="16pt" fo:font-style="normal" fo:font-weight="normal" officeooo:rsid="00229d5c" style:font-size-asian="16pt" style:font-style-asian="normal" style:font-weight-asian="normal" style:font-size-complex="16pt" style:font-style-complex="normal" style:font-weight-complex="normal"/>
    </style:style>
    <style:style style:name="T10" style:family="text">
      <style:text-properties fo:font-size="16pt" fo:font-style="normal" fo:font-weight="normal" officeooo:rsid="0024818d" style:font-size-asian="16pt" style:font-style-asian="normal" style:font-weight-asian="normal" style:font-size-complex="16pt" style:font-style-complex="normal" style:font-weight-complex="normal"/>
    </style:style>
    <style:style style:name="T11" style:family="text">
      <style:text-properties fo:font-size="16pt" fo:font-style="normal" style:text-underline-style="none" fo:font-weight="normal" officeooo:rsid="0024818d" style:font-size-asian="16pt" style:font-style-asian="normal" style:font-weight-asian="normal" style:font-size-complex="16pt" style:font-style-complex="normal" style:font-weight-complex="normal"/>
    </style:style>
    <style:style style:name="T12" style:family="text">
      <style:text-properties fo:font-size="16pt" style:text-underline-style="none" fo:font-weight="normal" style:font-size-asian="16pt" style:font-weight-asian="normal" style:font-size-complex="16pt" style:font-weight-complex="normal"/>
    </style:style>
    <style:style style:name="T13" style:family="text">
      <style:text-properties officeooo:rsid="001fa0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comme Amour,</text:p>
      <text:p text:style-name="P1"/>
      <text:p text:style-name="P1">Toute cette aventure ne serait pas allée loin si l’amour que Candide éprouve pour Cunégonde n’était pas plus fort que les malheurs de la vie. En effet, Candide brave tout les danger de ce monde pour la trouver lorsqu’il découvre qu’elle est encore en vie, il ira même jusqu’à donner la mort pour la première fois de sa vie pour la protéger de son maître actuelle. Son amour de Cunégonde le fera voyager tout autour du globe mais lui jouera au aussi des tours lorsqu’il se fera voler par des voyous se faisant passer pour sa Cunégonde malade et muette. Aussi fort soit-il, son amour amour finira pourtant par se dissiper à la fin du roman lorsque Candide découvrira la nouvelle apparence des plus laide de Cunégonde ce qui l’amènera à se marier à elle à contrecœur.</text:p>
      <text:p text:style-name="P1"/>
      <text:p text:style-name="P1">B comme Bulgare,</text:p>
      <text:p text:style-name="P1"/>
      <text:p text:style-name="P2"><text:span text:style-name="T1">Les Bulgares sont responsables de la plupart des malheurs de Candide, dans un premier, alors que tous ce passait aux mieux de le plus beaux des châteaux, une bande de bulgares sont arrivés et ont poignardés puis violés Cunégonde à de multiples reprises, complètement détruit le château de Thunder-Ten-tronckh et découpé la Baronne en rondelle. Candide lui entra dans une armée de soldats… Bulgares, ce qui est plutôt ironique au passage lorsqu’on sait ce que les soldats Bulgares ont fait aux habitants du château. De plus, Candide et Pangloss éviteront la mort de justesse, les soldats Bulgares ayant essayé de les pendres. </text:span>L'épisode avec les Bulgares est crucial dans le roman car il expose Candide à la dure réalité du monde et remet en question les idées optimistes et philosophiques qu'il avait apprises auprès de Pangloss.</text:p>
      <text:p text:style-name="P2"/>
      <text:p text:style-name="P1">C comme conte philosophique,</text:p>
      <text:p text:style-name="P1"/>
      <text:p text:style-name="P2"><text:span text:style-name="T1">Cette œuvre de Voltaire est un conte philosophique, en effet c’est une récit imaginaire qui nous donne à réfléchir sur d’une part sur l’ironie de la quête de richesse, en effet Candide et son écuyer revienne de leur voyage en Eldorado avec une quantité astronomique d’argent sous forme des pierre précieuse, pourtant aussi riches soit-ils, ils n’en seront pas plus heureux pour autant et les problèmes ne vont pas s’arrêter. Plusieurs fois dans le roman l’inutilité d’être riche nous est présenté comme par exemple lorsque candide se retrouve dans un bar avec plusieurs riches rois dont aucun ne </text:span><text:soft-page-break/><text:span text:style-name="T1">semble heureux ou encore lorsqu’ils rencontrent le sénateur Pococuranté, qui malgré sa richesse et sa réputation ne trouve rien qui ne puisse le satisfaire. D’autre part, ce conte philosophique nous donne à réfléchir sur nos propres objectifs et notre rapport à la vie, on apprend à la fin du roman qu’il suffit de travailler avec solidarité car comme le dit un vieille agriculteur « </text:span>Le travail éloigne de nous trois grands maux : l'ennui, le vice et le besoin. ».</text:p>
      <text:p text:style-name="P2"/>
      <text:p text:style-name="P3">D comme désillusion,</text:p>
      <text:p text:style-name="P3"/>
      <text:p text:style-name="P3">Tout au long du roman, Candide est confronté à de nombreuses épreuves qui le désillusionne, en effet, Pangloss lui enseigne depuis toujours qu’il vie dans le plus beau des mondes et que cela ne peut être mieux, cependant, au fil de ses mésaventures Candide va commencer à douter de la véracité des enseignements de son maître Pangloss car il ne voit pas comment avec tout le malheur qui lui arrive il peut vivre dans le meilleur des mondes. De plus, Candide est aussi désillusionné quand au pouvoir de l’argent, alors qu’il est devenu riche en Eldorado, il constate que cela n’arrête pas les problèmes pour autant.</text:p>
      <text:p text:style-name="P3"/>
      <text:p text:style-name="P3">E comme Epreuves,</text:p>
      <text:p text:style-name="P3"/>
      <text:p text:style-name="P3">Le voyage de Candide est constitué d’un grand nombre d’épreuves qui vont le changer moralement au fil du récit. Dès le début du roman il est bannis du châteaux de Thunder-Ten-tronckh, une première épreuve de taille puisqu’il se retrouve donc seul et sans toit alors qu’il est habitué à vivre dans le luxe depuis sa naissance, du même coup il doit par conséquent encaisser sa perte de Cunégonde, ces épreuves l’amèneront même à tuer pour la première fois de sa vie. Tout au long de son voyage Candide sera confronté à la cruauté et l’injustice des hommes ce qui va lui faire douter de la philosophie de Pangloss et donc chercher un sens plus profond à la vie que cette optimisme quelque peut naïf. Toutes ces épreuves vont donc le changer en grande partie sur le plan morale.</text:p>
      <text:p text:style-name="P3"/>
      <text:p text:style-name="P4">F comme <text:span text:style-name="T2">Fuite</text:span>,</text:p>
      <text:p text:style-name="P5"/>
      <text:p text:style-name="P5">Durant son périple, Candide va avoir recours à la fuite de nombreuses fois, dans un premier temps il fuira la bataille des Bulgares contre les Abares, deuxièmement il fuira lors de l’autodafé de l’armée Bulgare qui le <text:soft-page-break/>condamnait à la pendaison. Encore un fois, Candide fuira du royaume des Maures à l’aide de son écuyer Cacambo. Enfin, il prendra la fuite après avoir abattu deux singes croyant bien faire mais qui étaient enfaîte les amants de deux femmes. Les moments de fuites sont nombreux et montre que Candide tient à sa peau et ne veut pas abandonner avant d’avoir retrouver sa Cunégonde.</text:p>
      <text:p text:style-name="P4"/>
      <text:p text:style-name="P4">G comme Guerre,</text:p>
      <text:p text:style-name="P4"/>
      <text:p text:style-name="P4">La guerre est un événement omniprésent dans l’oeuvre de Voltaire, il y est face au début du récit lorsqu’il est engagé dans l’armée Bulgare, il est d’abord fasciné par la beauté de l’armée au début du chapitre 3, mais sa fascination ne dure pas longtemps car dès le début du premier assaut la violence et l’horreur de la guerre dont il est témoins le fait fuir de village détruit en villages détruit jusqu’à trouver le calme, il fera face à la guerre plusieurs fois à la guerre au cours du récit. Durant sont séjour dans l’armée Bulgare, Candide se fera torturé sévèrement par quatre mille coups de baguettes qui renforcera sont sentiment de vouloir fuir l’armée. </text:p>
      <text:p text:style-name="P4"/>
      <text:p text:style-name="P6">H comme histoire,</text:p>
      <text:p text:style-name="P6"/>
      <text:p text:style-name="P6">Le conte philosophique de Voltaire est empli d’histoire parfois fictive mais aussi parfois bien réel, ce qui lui permet de critiquer certains aspects sociétales de son époque dans le même temps. Pour ce qui est des évènement réels ont trouve par exemple le séisme de Lisbonne, qui provoquera l’autodafé de l’armée Bulgare dans le roman. Pour ce qui est de la critique et du fictif, Voltaire se sert de ses personnages et événement fictifs pour critiquer, par exemple, L’optimisme de Leibniz un philosophe de son époque par le biais du personnage Pangloss.</text:p>
      <text:p text:style-name="P6"/>
      <text:p text:style-name="P7">I comme Injustice,</text:p>
      <text:p text:style-name="P7"/>
      <text:p text:style-name="P14"><text:span text:style-name="T4">L’injustice est un thèmes centrale de ce ce roman, en effet, tout au long de son périple </text:span><text:span text:style-name="T3">Candide est témoin et victime de nombreuses injustices à travers </text:span><text:span text:style-name="T4">son</text:span><text:span text:style-name="T3"> </text:span><text:span text:style-name="T4">voyage, la perte de ses proches, sa pendaison durant l’autodafé de l’armée Bulgare à Lisbonne, ses moutons volés par le navigateur lorsque celui ci voulait se rendre en France et bien d’autres encore. Voltaire va se servir de ces injustices pour critiquer certains aspects de la </text:span><text:soft-page-break/><text:span text:style-name="T4">société comme les répartitions du pouvoir ou de l’argent. Candide devient donc le reflet des injustices et des cruautés de notre monde.</text:span></text:p>
      <text:p text:style-name="P16"><text:span text:style-name="T4">J </text:span><text:span text:style-name="T3">comme Justice,</text:span></text:p>
      <text:p text:style-name="P16"/>
      <text:p text:style-name="P15"><text:span text:style-name="T5">Avec la notion d’injustice vient celle de l’injustice, à travers les aventures de Candide celui-ci découvre la justice mise en place par les dirigeants et sociétés actuelles, l</text:span><text:span text:style-name="T3">es exemples d'exécutions injustes, de punitions sévères pour des infractions mineures </text:span><text:span text:style-name="T5">sont nombreux. Et on découvre avec Candide que le pouvoir influence grandement la justice, ce qui permet à Voltaire de faire allusion au système actuelle et donc de critiquer l’influence des dirigeants politiques et surtout de l’église sur la justice actuelle. En effet, à l’époque où Voltaire à écrit ce livre celui-ci critiquait largement le système judiciaire.</text:span></text:p>
      <text:p text:style-name="P15"/>
      <text:p text:style-name="P8">L comme Liberté,</text:p>
      <text:p text:style-name="P16"/>
      <text:p text:style-name="P8">La liberté a souvent un prix, et les personnages de Candide n’y font pas détour. Au long de son voyage, Candide va acheter la liberté de plusieurs de ses compagnons, tout d’abord il va acheter la liberté de Pangloss ainsi que celle du frère de Cunégonde lorsque ceux ci étaient esclaves dans un bateau, il achètera une nouvelle fois la liberté de deux compagnons lorsqu’il rachètera Cunégonde et et la vieille près de la Propontide. On peut aussi constater que la liberté spirituelle est remis en cause dans le roman quand Pangloss affirme connaître la seul unique bonne vision du monde.</text:p>
      <text:p text:style-name="P16"/>
      <text:p text:style-name="P9">M comme Monde,<text:span text:style-name="T3"/></text:p>
      <text:p text:style-name="P9"/>
      <text:p text:style-name="P9">Le thème du "meilleur des mondes possibles" est central dans Candide. Pangloss enseigne que nous vivons dans le meilleur des mondes possibles, Voltaire faisant référence aux principes de Leibniz, mais les expériences de Candide contredisent constamment cette idée, remettant en question l'optimisme naïf de Pangloss et donc de Leibniz. En plus de cela, le thème du monde au sens large est très présent dans Candide car celui-ci va entreprendre un grand voyage autour du monde qui va le changer et lui faire prendre conscience des difficultés de la vie comme de sa beauté avec par exemple son passage en Eldorado.<text:span text:style-name="T3"/></text:p>
      <text:p text:style-name="P9"/>
      <text:p text:style-name="P9"/>
      <text:p text:style-name="P9"/>
      <text:p text:style-name="P9"><text:soft-page-break/></text:p>
      <text:p text:style-name="P9"/>
      <text:p text:style-name="P10">N comme Nihilisme,<text:span text:style-name="T3"/></text:p>
      <text:p text:style-name="P10"/>
      <text:p text:style-name="P10">Durant sont voyage, Candide va rencontrer un personnage plutôt singulier, Martin. Martin a une vision de la vie très proche de la philosophie du nihilisme, il ne voit que le malheurs et passe son temps à être pessimiste, celui-ci est donc convaincu que cela ne sert à rien de faire des efforts pour comprendre ou améliorer le monde car il est profondément mauvais. Sa vision du monde est donc l’exacte opposé de la philosophie de Pangloss qui prêche la positivité et affirme que nous vivons <text:s/>dans le meilleur des mondes. Avec leur <text:span text:style-name="T13">opposition</text:span> spirituelle, Voltaire nous donne à réfléchir sur le sens de la vie.<text:span text:style-name="T3"/></text:p>
      <text:p text:style-name="P10"/>
      <text:p text:style-name="P11">O comme Optimisme,<text:span text:style-name="T3"/></text:p>
      <text:p text:style-name="P11"/>
      <text:p text:style-name="P11">L’optimisme est un thème récurrent dans Candide, il est prêché par Pangloss qui affirme que « tout est bien » et que nous sommes dans « le meilleur des mondes possibles » et cela jusqu’à le fin du roman alors qu’il aura pourtant vécu les pires atrocités, car en effet son concept d’optimisme naïf est constamment mis à l’épreuve au cours de l’histoire. Cependant, Pangloss est le seul à croire en cette optimisme absolue et Candide qui le suivait dans cette voie au tout début va bien vite changer d’avis.<text:span text:style-name="T3"/></text:p>
      <text:p text:style-name="P11"/>
      <text:p text:style-name="P11">P comme Philosophie,<text:span text:style-name="T3"/></text:p>
      <text:p text:style-name="P11"/>
      <text:p text:style-name="P11">Comment ne pas évoquer la philosophe, Candide étant un conte philosophique on retrouve le philosophe à tout les stades du livre, premièrement que ce soit avec Pangloss et sa philosophie du positif, que ce soit Candide et sa quête de sens en la vie ou encore que ce soit Martin avec sa vision presque nihiliste du monde. Quoiqu’il en soit, Voltaire, à travers tous ces aspects de son livre nous amènes, nous les lecteurs, à réfléchir aux différentes manières d’appréhender la vie.<text:span text:style-name="T3"/></text:p>
      <text:p text:style-name="P11"/>
      <text:p text:style-name="P11">Q comme Quête,<text:span text:style-name="T3"/></text:p>
      <text:p text:style-name="P11"/>
      <text:p text:style-name="P20">La quête est un élément centrale dans Candide puisque celui-ci suit sa propre quête tout au long du récit, cependant celle-ci va évoluer au cours du temps. Dans un premier temps, Candide va avoir pour quête de <text:soft-page-break/>retrouver sa bien aimer Cunégonde. Cependant, sa quête ne va pas seulement s’arrêter à cela, il va aussi essayer de comprendre si la philosophie de Pangloss est vraiment la meilleur et petit à petit va essayer de trouver lui même sa propre vision des choses, pour enfin à la fin du livre arriver au raisonnement qu’« il faut cultiver notre jardin », il en revient à l’activité manuelle et l’entraide en délaissant complètement la philosophie de Pangloss.<text:span text:style-name="T3"/></text:p>
      <text:p text:style-name="P11"/>
      <text:p text:style-name="P12">R comme Réalité,<text:span text:style-name="T3"/></text:p>
      <text:p text:style-name="P12"/>
      <text:p text:style-name="P13">Tout au long de ce conte philosophique, Candide est confronté à la réalité de la vie, il découvre que celle-ci est loin d’être aussi facile et joyeuse que dans le château de Thunder-Ten-tronckh et qu’elle n’est sûrement pas la meilleur possibles comme le lui l’a enseigné Pangloss là bas. Un autre parallèle avec la réalité est que Voltaire, à travers le livre de Candide critique sa propre réalité en faisant rapprochant certains événement ou personnages de Candide avec des gents de son temps.<text:span text:style-name="T3"/></text:p>
      <text:p text:style-name="P13"/>
      <text:p text:style-name="P23"><text:span text:style-name="T6">S comme</text:span><text:span text:style-name="T9"> Société,</text:span><text:span text:style-name="T3"/></text:p>
      <text:p text:style-name="P23"/>
      <text:p text:style-name="P25"><text:span text:style-name="T8">Voltaire à travers son œuvre critique la société actuelle, il introduit dans son livre des thèmes qui font écho à la société de l’époque comme l’économie, la religion et les inégalité sociales. En effet dans Candide on trouve par exemple un moine riche moine hypocrite, frère Giroflée qui fait allusion au clergé de l’époque, au chapitre on trouve aussi un esclave nègre qui n’as connu que le malheur ce qui dénonce aussi l’esclavagisme. Enfin, le roman de Voltaire critique indirectement la société inégalitaire de l’époque avec toute les inégalités au quel Candide assiste.</text:span><text:span text:style-name="T3"/></text:p>
      <text:p text:style-name="P25"/>
      <text:p text:style-name="P23"><text:span text:style-name="T9">T comme Trahison,</text:span><text:span text:style-name="T3"/></text:p>
      <text:p text:style-name="P23"/>
      <text:p text:style-name="P23"><text:span text:style-name="T9">La trahison est un thème récurrent dans "Candide", où les personnages sont souvent trompés, trahis, ou exploités par ceux en qui ils avaient confiance. Que ce soit par des amis, des amoureux, ou des autorités, la trahison est une réalité <text:s/>qui pousse Candide à remettre en question ses relations et ses croyances. </text:span><text:span text:style-name="T10">En effet, Candide se fait trahir à de multiple reprises, Après avoir été expulsé du paradis de l'Eldorado, Candide et Cacambo sont trahis par les marchands hollandais, qui volent une partie de leurs richesses, ou encore lorsque le frère de Cunégonde se retourne contre lui entendant que Candide veut l’épouser.</text:span><text:span text:style-name="T3"/></text:p>
      <text:p text:style-name="P23"><text:soft-page-break/></text:p>
      <text:p text:style-name="P26"><text:span text:style-name="T8">V comme </text:span><text:span text:style-name="T7">Voltaire,</text:span><text:span text:style-name="T3"/></text:p>
      <text:p text:style-name="P26"/>
      <text:p text:style-name="P24"><text:span text:style-name="T11">Voltaire, l’auteur de Candide nous propose à travers ce conte philosophique une critique satirique de la société, il </text:span><text:span text:style-name="T12">expose les hypocrisies, les absurdités, et les cruautés de la société <text:s/>notamment la corruption, l'intolérance, et les inégalités sociales.</text:span><text:span text:style-name="T11"> Il nous amènes aussi à réfléchir sur l’impacte que notre façon de voir les chose peut avoir sur notre vie et le monde qui nous entoure. Tout cela avec une dose d’absurde et d’humour qui lui est propre. A travers Candide, Voltaire prouve bien que l’on peut s’instruire en riant, son livre est emplie de rire et savoir.</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6:33:39.439690031</meta:creation-date>
    <dc:date>2024-01-08T20:04:17.460679618</dc:date>
    <meta:editing-duration>PT7H49M2S</meta:editing-duration>
    <meta:editing-cycles>16</meta:editing-cycles>
    <meta:generator>LibreOffice/7.4.7.2$Linux_X86_64 LibreOffice_project/40$Build-2</meta:generator>
    <meta:document-statistic meta:table-count="0" meta:image-count="0" meta:object-count="0" meta:page-count="7" meta:paragraph-count="40" meta:word-count="2222" meta:character-count="13114" meta:non-whitespace-character-count="10928"/>
  </office:meta>
</office:document-meta>
</file>